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7D01787E20C07A8C19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56cm, 33.464cm, 25.505cm, 5.30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06cm" svg:height="12.065cm" svg:x="0.684cm" svg:y="1cm">
          <draw:image xlink:href="Pictures/10000000000007D0000007D01787E20C07A8C19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08T18:51:07.902168336</dc:date>
    <meta:editing-duration>PT5M11S</meta:editing-duration>
    <meta:editing-cycles>1</meta:editing-cycles>
    <meta:document-statistic meta:object-count="1"/>
    <meta:generator>LibreOffice/7.3.7.2$Linux_X86_64 LibreOffice_project/30$Build-2</meta:generator>
  </office:meta>
</office:document-meta>
</file>